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18cm solid #000000"/>
    </style:style>
    <style:style style:name="podCompactCell" style:family="table-cell">
      <style:table-cell-properties fo:padding-left="0.049cm" fo:padding-right="0.049cm" fo:padding-top="0cm" fo:padding-bottom="0cm" fo:border="0.018cm solid #000000"/>
    </style:style>
    <style:style style:name="podHeaderCell" style:family="table-cell">
      <style:table-cell-properties fo:background-color="#e6e6e6" fo:padding="0.097cm" fo:border="0.018cm solid #000000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US" style:font-size-asian="12pt" fo:text-shadow="none" style:text-line-through-mode="continuous" style:language-complex="zxx" fo:font-size="10pt" style:country-complex="none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list text:style-name="podNumberedList" text:continue-numbering="false">
        <text:list-item>
          <text:p text:style-name="podNumberItem">Le Gouvernement adopte le projet d’arrêté modifiant l'arrêté du 9 février 1998 portant délégations de compétence et de signature aux fonctionnaires généraux et à certains autres agents des services du Gouvernement de la Communauté française - Ministère de la Communauté française.</text:p>
        </text:list-item>
        <text:list-item>
          <text:p text:style-name="podNumberItem">Il charge le Ministre de la Fonction publique de l'exécution de la présente décision.</text:p>
        </text:list-item>
      </text:list>
      <text:p> </text:p>
      <text:p text:style-name="Standard"/>
      <text:p>Appy.pod failed to render paragraphs inside a <text:span text:style-name="podBold">blockquote</text:span> tag:</text:p>
      <text:p>This text was not rendered.</text:p>
      <text:p>Same for DIVs inside a <text:span text:style-name="podBold">blockquote</text:span> tag:</text:p>
      <text:p>This text was not rendered.</text:p>
      <text:p>Only flowing text passes :</text:p>
      <text:p>This text is rendered. 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AppyStandard" style:display-name="Appy Standard" style:family="paragraph" style:class="text" style:master-page-name="" style:parent-style-name="Standard">
      <style:paragraph-properties fo:margin-left="0cm" fo:margin-right="0cm" fo:margin-top="0.05cm" fo:margin-bottom="0.10cm" fo:text-indent="0cm" style:auto-text-indent="false" style:page-number="auto"/>
    </style:style>
    <style:style style:name="ParaKWN" style:family="paragraph" style:class="text" style:master-page-name="" style:parent-style-name="Appy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Standard" style:list-style-name="podBulletedList"/>
    <style:style style:name="podNumberItem" style:family="paragraph" style:parent-style-name="AppyStandard" style:list-style-name="podNumberedList"/>
    <style:style style:name="podBulletItemKeepWithNext" style:family="paragraph" style:parent-style-name="AppyStandard" style:list-style-name="podBulletedList">
      <style:paragraph-properties fo:keep-with-next="always"/>
    </style:style>
    <style:style style:name="podNumberItemKeepWithNext" style:family="paragraph" style:parent-style-name="Appy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Appy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 fo:wrap-option="no-wrap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fo:margin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aetan Delannay</meta:initial-creator>
    <meta:creation-date>2007-08-06T12:09:45</meta:creation-date>
    <dc:date>2015-05-11T17:15:43</dc:date>
    <dc:language>en-US</dc:language>
    <meta:editing-cycles>21</meta:editing-cycles>
    <meta:editing-duration>PT1H54M58S</meta:editing-duration>
    <meta:document-statistic meta:table-count="0" meta:image-count="0" meta:object-count="0" meta:page-count="1" meta:paragraph-count="2" meta:word-count="18" meta:character-count="83" meta:non-whitespace-character-count="70"/>
    <meta:user-defined meta:name="Info 1"/>
    <meta:user-defined meta:name="Info 2"/>
    <meta:user-defined meta:name="Info 3"/>
    <meta:user-defined meta:name="Info 4"/>
  </office:meta>
</office:document-meta>
</file>